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text-properties officeooo:paragraph-rsid="000b5ba2"/>
    </style:style>
    <style:style style:name="P2" style:family="paragraph" style:parent-style-name="Text_20_body">
      <style:text-properties officeooo:paragraph-rsid="000b5ba2"/>
    </style:style>
    <style:style style:name="P3" style:family="paragraph" style:parent-style-name="Subtitle">
      <style:text-properties officeooo:rsid="000b5ba2" officeooo:paragraph-rsid="000b5ba2"/>
    </style:style>
    <style:style style:name="P4" style:family="paragraph" style:parent-style-name="Text_20_body">
      <style:text-properties officeooo:rsid="000b5ba2" officeooo:paragraph-rsid="000b5ba2"/>
    </style:style>
    <style:style style:name="P5" style:family="paragraph" style:parent-style-name="Title">
      <style:text-properties officeooo:rsid="000b5ba2" officeooo:paragraph-rsid="000b5ba2"/>
    </style:style>
    <style:style style:name="P6" style:family="paragraph" style:parent-style-name="Text_20_body">
      <style:paragraph-properties fo:text-align="end" style:justify-single-word="false"/>
      <style:text-properties officeooo:rsid="000b5ba2" officeooo:paragraph-rsid="000b5ba2"/>
    </style:style>
    <style:style style:name="P7" style:family="paragraph" style:parent-style-name="Text_20_body">
      <style:paragraph-properties style:writing-mode="lr-tb"/>
      <style:text-properties officeooo:rsid="000e031b" officeooo:paragraph-rsid="000e031b"/>
    </style:style>
    <style:style style:name="P8" style:family="paragraph" style:parent-style-name="Text_20_body">
      <style:paragraph-properties style:writing-mode="lr-tb"/>
      <style:text-properties officeooo:rsid="000ee734" officeooo:paragraph-rsid="000ee734"/>
    </style:style>
    <style:style style:name="P9" style:family="paragraph" style:parent-style-name="Heading_20_1">
      <style:paragraph-properties fo:break-before="page"/>
      <style:text-properties officeooo:rsid="000b5ba2" officeooo:paragraph-rsid="000b5ba2"/>
    </style:style>
    <style:style style:name="P10" style:family="paragraph" style:parent-style-name="Heading_20_2">
      <style:paragraph-properties fo:break-before="page" style:writing-mode="lr-tb"/>
      <style:text-properties officeooo:rsid="000e031b" officeooo:paragraph-rsid="000e031b"/>
    </style:style>
    <style:style style:name="P11" style:family="paragraph" style:parent-style-name="Text_20_body">
      <style:paragraph-properties style:writing-mode="lr-tb"/>
      <style:text-properties officeooo:rsid="000ee734" officeooo:paragraph-rsid="000ee734"/>
    </style:style>
    <style:style style:name="P12" style:family="paragraph" style:parent-style-name="Text_20_body">
      <style:paragraph-properties style:writing-mode="lr-tb"/>
      <style:text-properties officeooo:rsid="000fc6aa" officeooo:paragraph-rsid="000fc6aa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5ba2"/>
    </style:style>
    <style:style style:name="T2" style:family="text">
      <style:text-properties officeooo:rsid="000f4865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erslag</text:p>
      <text:p text:style-name="P3">digitale techniek: PID regela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03-2023<text:line-break/>Harm Hongerkamp<text:line-break/>jaar 4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<text:soft-page-break/><text:span text:style-name="T1">I</text:span>nhoudsopgave</text:p>
          </text:index-title>
        </text:index-body>
      </text:table-of-content>
      <text:p text:style-name="Text_20_body"/>
      <text:h text:style-name="P9" text:outline-level="1">Inleiding</text:h>
      <text:p text:style-name="P2"/>
      <text:h text:style-name="P9" text:outline-level="1">Opbouw opdracht</text:h>
      <text:p text:style-name="P4">De PID regelaar bestaat uit verschillende delen: De regelaar zelf, een serieel naar parallel omzetter en een parallel-serie omzetter.</text:p>
      <text:p text:style-name="P2"/>
      <text:h text:style-name="P10" text:outline-level="2">PID regelaar</text:h>
      <text:p text:style-name="P7">Een PID regelaar wordt als volgt wiskundig weergeven: </text:p>
      <text:p text:style-name="P7"/>
      <text:p text:style-name="P8">In VHDL komt dit neer op:<text:line-break/></text:p>
      <text:p text:style-name="P8">P-actie: <draw:frame draw:style-name="fr1" draw:name="Object1" text:anchor-type="as-char" svg:y="-0.1484in" svg:width="1.007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I-actie: <draw:frame draw:style-name="fr1" draw:name="Object2" text:anchor-type="as-char" svg:y="-0.172in" svg:width="2.0902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D-actie:<draw:frame draw:style-name="fr1" draw:name="Object3" text:anchor-type="as-char" svg:y="-0.172in" svg:width="2.2138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>Waarbij error bepaald wordt met: <draw:frame draw:style-name="fr1" draw:name="Object4" text:anchor-type="as-char" svg:y="-0.152in" svg:width="2.0417in" svg:height="0.2in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8">Dit is vrij makkelijk <text:span text:style-name="T2">in een process in te voeren, </text:span></text:p>
      <text:p text:style-name="P8"><office:annotation loext:resolved="false"><dc:creator>Unknown Author</dc:creator><dc:date>2023-03-02T19:16:39.170948367</dc:date><text:p text:style-name="P13"><text:span text:style-name="T3">code invoegen</text:span></text:p></office:annotation><text:s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/>
      <style:text-properties officeooo:rsid="000b5ba2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07:46.485547902</meta:creation-date>
    <dc:date>2023-03-02T19:19:23.124881905</dc:date>
    <meta:editing-duration>PT27M32S</meta:editing-duration>
    <meta:editing-cycles>5</meta:editing-cycles>
    <meta:generator>LibreOffice/7.3.7.2$Linux_X86_64 LibreOffice_project/30$Build-2</meta:generator>
    <meta:document-statistic meta:table-count="0" meta:image-count="0" meta:object-count="4" meta:page-count="5" meta:paragraph-count="16" meta:word-count="71" meta:character-count="453" meta:non-whitespace-character-count="39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 mathvariant="italic">error</mi>
        <mo stretchy="false">∗</mo>
        <mi mathvariant="italic">Kp</mi>
      </mrow>
    </mrow>
    <annotation encoding="StarMath 5.0">P = error * Kp
</annotation>
  </semantics>
</math>
</file>

<file path=Object 2/content.xml><?xml version="1.0" encoding="utf-8"?>
<math xmlns="http://www.w3.org/1998/Math/MathML" display="block">
  <semantics>
    <mrow>
      <mi>I</mi>
      <mo stretchy="false">=</mo>
      <mrow>
        <mi mathvariant="italic">Ki</mi>
        <mo stretchy="false">∗</mo>
        <mrow>
          <mo fence="true" form="prefix" stretchy="false">(</mo>
          <mrow>
            <mrow>
              <mi mathvariant="italic">error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+</mo>
                <mi mathvariant="italic">error</mi>
              </mrow>
              <mrow>
                <mo fence="true" form="prefix" stretchy="false">(</mo>
                <mrow>
                  <msup>
                    <mi>n</mi>
                    <mrow>
                      <mo stretchy="false">−</mo>
                      <mn>1</mn>
                    </mrow>
                  </msup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I = Ki*(error(n)+error(n^-1))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i mathvariant="italic">Kd</mi>
        <mo stretchy="false">∗</mo>
        <mrow>
          <mo fence="true" form="prefix" stretchy="false">(</mo>
          <mrow>
            <mrow>
              <mi mathvariant="italic">error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−</mo>
                <mi mathvariant="italic">error</mi>
              </mrow>
              <mrow>
                <mo fence="true" form="prefix" stretchy="false">(</mo>
                <mrow>
                  <msup>
                    <mi>n</mi>
                    <mrow>
                      <mo stretchy="false">−</mo>
                      <mn>1</mn>
                    </mrow>
                  </msup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D=Kd*(error(n)-error(n^-1))
</annotation>
  </semantics>
</math>
</file>

<file path=Object 4/content.xml><?xml version="1.0" encoding="utf-8"?>
<math xmlns="http://www.w3.org/1998/Math/MathML" display="block">
  <semantics>
    <mrow>
      <mi mathvariant="italic">error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 mathvariant="italic">setpoint</mi>
          <mo stretchy="false">−</mo>
          <mi mathvariant="italic">gemeten</mi>
        </mrow>
      </mrow>
    </mrow>
    <annotation encoding="StarMath 5.0">error(n) = setpoint - gemeten
</annotation>
  </semantics>
</math>
</file>